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3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526cm" svg:height="6.748cm" svg:x="2.683cm" svg:y="2.125cm" svg:viewBox="0 0 4527 6749" svg:d="M2046 6027c896 72 1617-523 1941-839 185-182 545 404 422 536-173 182-579 808-2115 1007s-2617-1305-2207-3157c410-1851 1522-3414 2635-3557 1114-143 1655 657 1801 1112 57 180-566 850-669 513-289-939-1316-1128-1912-552-595 576-1177 1569-1297 2738s505 2127 1401 2199z">
          <text:p/>
        </draw:path>
        <draw:path draw:style-name="gr2" draw:text-style-name="P1" draw:layer="layout" svg:width="0.903cm" svg:height="0.661cm" draw:transform="rotate (-2.15757602131539) translate (7.34265777377041cm 3.3136151038324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3cm" svg:height="0.661cm" draw:transform="rotate (-2.15757602131539) translate (7.44265777377039cm 7.3386151038324cm)" svg:viewBox="0 0 904 662" svg:d="M527 644c137-64 329-219 367-368 35-139-27-185-184-242-156-57-351-32-459-3-277 72-309 187-173 370 136 181 313 308 449 243z">
          <text:p/>
        </draw:path>
        <draw:path draw:style-name="gr3" draw:text-style-name="P1" draw:layer="layout" svg:width="1.273cm" svg:height="1.819cm" draw:transform="skewX (0.000698131700797727) rotate (2.75517675719825) translate (6.3822413203955cm 2.03116388618717cm)" svg:viewBox="0 0 1274 1820" svg:d="M1274 310c-14 217-451 1171-993 1498-164 101-405-455-205-672 199-220 532-904 575-1073 44-168 637 30 623 247z">
          <text:p/>
        </draw:path>
        <draw:path draw:style-name="gr3" draw:text-style-name="P1" draw:layer="layout" svg:width="1.432cm" svg:height="1.785cm" draw:transform="rotate (-2.41710648108695) translate (6.1204411400535cm 1.31932043051863cm)" svg:viewBox="0 0 1433 1786" svg:d="M0 266c-3 173 241 1028 677 1467 204 183 908-155 726-357-417-464-520-1169-526-1321s-874 39-877 211z">
          <text:p/>
        </draw:path>
        <draw:path draw:style-name="gr2" draw:text-style-name="P1" draw:layer="layout" svg:width="0.903cm" svg:height="0.661cm" draw:transform="rotate (-2.15757602131539) translate (6.12899110710381cm 1.2406151038323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835cm" svg:height="0.55cm" draw:transform="skewX (-0.0013962634015955) rotate (-2.15705242253979) translate (4.7540326429421cm 0.636598353964181cm)" svg:viewBox="0 0 836 551" svg:d="M434 549c171-16 339-143 390-251 50-108-64-201-193-254-130-52-268-66-432 3-162 69-262 183-153 322 109 138 217 195 388 180z">
          <text:p/>
        </draw:path>
        <draw:path draw:style-name="gr2" draw:text-style-name="P1" draw:layer="layout" svg:width="0.835cm" svg:height="0.55cm" draw:transform="skewX (-0.00139626340159544) rotate (-2.15705242253979) translate (7.19503264294209cm 0.4085983539642cm)" svg:viewBox="0 0 836 551" svg:d="M434 549c171-16 339-143 390-251 50-108-64-201-193-254-130-52-268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2:26:56.291000000</dc:date>
    <meta:editing-duration>PT2M54S</meta:editing-duration>
    <meta:editing-cycles>3</meta:editing-cycles>
    <meta:generator>LibreOffice/24.2.4.2$Windows_X86_64 LibreOffice_project/51a6219feb6075d9a4c46691dcfe0cd9c4fff3c2</meta:generator>
    <meta:document-statistic meta:object-count="8"/>
  </office:meta>
</office:document-meta>
</file>